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/>
    <style:font-face style:name="Bahnschrift Light2" svg:font-family="'Bahnschrift Light'" style:font-family-generic="roman" style:font-pitch="variable"/>
    <style:font-face style:name="Bahnschrift Light1" svg:font-family="'Bahnschrift Light'" style:font-adornments="Leic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adornments="Leicht" style:font-family-generic="swiss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Noto Sans1" svg:font-family="'Noto Sans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-color="#dee6ef" draw:textarea-horizontal-align="left" draw:textarea-vertical-align="top" draw:auto-grow-height="false" fo:min-height="4.085cm" fo:min-width="8.3cm" fo:padding-top="0.3cm" fo:padding-bottom="0.3cm" fo:padding-left="0.3cm" fo:padding-right="0.3cm"/>
      <style:paragraph-properties style:writing-mode="lr-tb"/>
    </style:style>
    <style:style style:name="gr2" style:family="graphic" style:parent-style-name="standard" style:list-style-name="L1">
      <style:graphic-properties draw:stroke="none" draw:fill-color="#dee6ef" draw:textarea-horizontal-align="left" draw:textarea-vertical-align="top" draw:auto-grow-height="false" fo:min-height="8.6cm" fo:min-width="8.3cm" fo:padding-top="0.3cm" fo:padding-bottom="0.3cm" fo:padding-left="0.3cm" fo:padding-right="0.3cm"/>
      <style:paragraph-properties style:writing-mode="lr-tb"/>
    </style:style>
    <style:style style:name="gr3" style:family="graphic" style:parent-style-name="standard" style:list-style-name="L1">
      <style:graphic-properties draw:stroke="none" draw:fill-color="#dee6ef" draw:textarea-horizontal-align="left" draw:textarea-vertical-align="top" draw:auto-grow-height="false" fo:min-height="2.6cm" fo:min-width="8.3cm" fo:padding-top="0.3cm" fo:padding-bottom="0.3cm" fo:padding-left="0.3cm" fo:padding-right="0.3cm"/>
      <style:paragraph-properties style:writing-mode="lr-tb"/>
    </style:style>
    <style:style style:name="gr4" style:family="graphic" style:parent-style-name="standard" style:list-style-name="L1">
      <style:graphic-properties draw:stroke="none" draw:fill-color="#dee6ef" draw:textarea-horizontal-align="left" draw:textarea-vertical-align="top" draw:auto-grow-height="false" fo:min-height="10.3cm" fo:min-width="8.4cm" fo:padding-top="0.3cm" fo:padding-bottom="0.3cm" fo:padding-left="0.3cm" fo:padding-right="0.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2.9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1.403cm"/>
      <style:paragraph-properties style:writing-mode="lr-tb"/>
    </style:style>
    <style:style style:name="gr9" style:family="graphic" style:parent-style-name="standard">
      <style:graphic-properties svg:stroke-width="0.1cm" svg:stroke-color="#666666" draw:marker-start-width="0.35cm" draw:marker-end-width="0.35cm" draw:fill="none" draw:textarea-vertical-align="middle" draw:auto-grow-height="false" fo:min-height="0.651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11cm"/>
      <style:paragraph-properties style:writing-mode="lr-tb"/>
    </style:style>
    <style:style style:name="gr12" style:family="graphic" style:parent-style-name="standard">
      <style:graphic-properties draw:stroke="none" svg:stroke-width="0.1cm" svg:stroke-color="#666666" draw:marker-start-width="0.35cm" draw:marker-end-width="0.35cm" draw:fill-color="#dddddd" draw:textarea-horizontal-align="justify" draw:textarea-vertical-align="middle" draw:auto-grow-height="false" fo:min-height="0.65cm" fo:min-width="4.8cm" fo:padding-top="0.175cm" fo:padding-bottom="0.175cm" fo:padding-left="0.3cm" fo:padding-right="0.3cm"/>
      <style:paragraph-properties style:writing-mode="lr-tb"/>
    </style:style>
    <style:style style:name="gr13" style:family="graphic" style:parent-style-name="objectwithoutfill">
      <style:graphic-properties draw:marker-end="Linienspitzen_20_1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4cm" fo:padding-top="0cm" fo:padding-bottom="0cm" fo:padding-left="0cm" fo:padding-right="0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3.308cm"/>
      <style:paragraph-properties style:writing-mode="lr-tb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3.503cm"/>
      <style:paragraph-properties style:writing-mode="lr-tb"/>
    </style:style>
    <style:style style:name="gr22" style:family="graphic" style:parent-style-name="standard">
      <style:graphic-properties svg:stroke-width="0.1cm" svg:stroke-color="#666666" draw:marker-start-width="0.35cm" draw:marker-end-width="0.35cm" draw:fill="none" draw:textarea-vertical-align="middle" draw:auto-grow-height="false" fo:min-height="2.751cm" fo:min-width="0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solid" draw:fill-color="#ffff6d" draw:textarea-horizontal-align="left" draw:auto-grow-height="true" draw:auto-grow-width="true" fo:min-height="0.556cm" fo:min-width="2.41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4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68cm"/>
      <style:paragraph-properties style:writing-mode="lr-tb"/>
    </style:style>
    <style:style style:name="gr26" style:family="graphic" style:parent-style-name="standard" style:list-style-name="L1">
      <style:graphic-properties draw:stroke="solid" draw:fill-color="#eeeeee" draw:textarea-horizontal-align="center" draw:textarea-vertical-align="top" draw:auto-grow-height="false" fo:min-height="15.9cm" fo:min-width="22.4cm" fo:padding-top="0.3cm" fo:padding-bottom="0.3cm" fo:padding-left="0.3cm" fo:padding-right="0.3cm"/>
      <style:paragraph-properties style:writing-mode="lr-tb"/>
    </style:style>
    <style:style style:name="gr27" style:family="graphic" style:parent-style-name="standard" style:list-style-name="L1">
      <style:graphic-properties draw:stroke="solid" draw:fill-color="#eeeeee" draw:textarea-horizontal-align="center" draw:textarea-vertical-align="top" draw:auto-grow-height="false" fo:min-height="9.8cm" fo:min-width="16.1cm" fo:padding-top="0.3cm" fo:padding-bottom="0.3cm" fo:padding-left="0.3cm" fo:padding-right="0.3cm"/>
      <style:paragraph-properties style:writing-mode="lr-tb"/>
    </style:style>
    <style:style style:name="gr28" style:family="graphic" style:parent-style-name="standard" style:list-style-name="L1">
      <style:graphic-properties draw:stroke="solid" draw:fill-color="#eeeeee" draw:textarea-horizontal-align="center" draw:textarea-vertical-align="top" draw:auto-grow-height="false" fo:min-height="3.9cm" fo:min-width="10.9cm" fo:padding-top="0.3cm" fo:padding-bottom="0.3cm" fo:padding-left="0.3cm" fo:padding-right="0.3cm"/>
      <style:paragraph-properties style:writing-mode="lr-tb"/>
    </style:style>
    <style:style style:name="gr29" style:family="graphic" style:parent-style-name="standard">
      <style:graphic-properties draw:stroke="none" draw:fill="none" fo:min-height="0.45cm"/>
      <style:paragraph-properties style:writing-mode="lr-tb"/>
    </style:style>
    <style:style style:name="gr30" style:family="graphic" style:parent-style-name="standard">
      <style:graphic-properties draw:stroke="none" draw:fill-color="#cccccc" draw:textarea-horizontal-align="justify" draw:textarea-vertical-align="middle" draw:auto-grow-height="false" fo:min-height="0.713cm" fo:min-width="3.2cm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77cm" fo:min-width="0cm"/>
      <style:paragraph-properties style:writing-mode="lr-tb"/>
    </style:style>
    <style:style style:name="gr32" style:family="graphic" style:parent-style-name="objectwithoutfill">
      <style:graphic-properties draw:marker-end="Linienspitzen_20_2" draw:marker-end-width="0.3cm" draw:fill="none" draw:textarea-vertical-align="middle"/>
    </style:style>
    <style:style style:name="gr33" style:family="graphic" style:parent-style-name="standard">
      <style:graphic-properties draw:stroke="none" draw:fill="none" fo:min-height="0cm"/>
      <style:paragraph-properties style:writing-mode="lr-tb"/>
    </style:style>
    <style:style style:name="gr34" style:family="graphic" style:parent-style-name="standard">
      <style:graphic-properties draw:stroke="none" draw:fill="none" fo:min-height="0.0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  <style:paragraph-properties style:writing-mode="lr-tb"/>
    </style:style>
    <style:style style:name="gr36" style:family="graphic" style:parent-style-name="standard">
      <style:graphic-properties draw:stroke="none" draw:fill="none" fo:min-height="0.15cm"/>
      <style:paragraph-properties style:writing-mode="lr-tb"/>
    </style:style>
    <style:style style:name="gr37" style:family="graphic" style:parent-style-name="standard" style:list-style-name="L1">
      <style:graphic-properties draw:stroke="none" draw:fill="none" fo:min-height="0.24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fo:min-height="0cm" fo:padding-top="0cm" fo:padding-bottom="0cm" fo:padding-left="0cm" fo:padding-right="0cm"/>
      <style:paragraph-properties style:writing-mode="lr-tb"/>
    </style:style>
    <style:style style:name="gr39" style:family="graphic" style:parent-style-name="standard" style:list-style-name="L1">
      <style:graphic-properties draw:stroke="solid" draw:fill-color="#eeeeee" draw:textarea-horizontal-align="center" draw:textarea-vertical-align="top" draw:auto-grow-height="false" fo:min-height="9.2cm" fo:min-width="10.8cm" fo:padding-top="0.3cm" fo:padding-bottom="0.3cm" fo:padding-left="0.3cm" fo:padding-right="0.3cm"/>
      <style:paragraph-properties style:writing-mode="lr-tb"/>
    </style:style>
    <style:style style:name="gr40" style:family="graphic" style:parent-style-name="standard" style:list-style-name="L1">
      <style:graphic-properties draw:stroke="solid" draw:fill-color="#eeeeee" draw:textarea-horizontal-align="center" draw:textarea-vertical-align="top" draw:auto-grow-height="false" fo:min-height="3.9cm" fo:min-width="10.9cm" fo:padding-top="0.3cm" fo:padding-bottom="0.3cm" fo:padding-left="0.3cm" fo:padding-right="0.3cm"/>
      <style:paragraph-properties style:writing-mode="lr-tb"/>
    </style:style>
    <style:style style:name="gr41" style:family="graphic" style:parent-style-name="standard">
      <style:graphic-properties draw:stroke="none" draw:fill-color="#cccccc" draw:textarea-horizontal-align="justify" draw:textarea-vertical-align="middle" draw:auto-grow-height="false" fo:min-height="0.537cm" fo:min-width="3.215cm"/>
    </style:style>
    <style:style style:name="gr42" style:family="graphic" style:parent-style-name="objectwithoutfill">
      <style:graphic-properties draw:marker-end="Linienspitzen_20_4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/>
    </style:style>
    <style:style style:name="P2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-color="#dddddd"/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6d"/>
      <style:paragraph-properties fo:text-align="end" style:writing-mode="lr-tb"/>
      <style:text-properties fo:font-size="14pt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14pt" fo:background-color="transparent"/>
    </style:style>
    <style:style style:name="P1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/>
      <style:paragraph-properties fo:text-align="center" style:text-autospace="none"/>
      <style:text-properties fo:color="#000000" loext:opacity="100%" style:font-name="Cascadia Mono" fo:font-size="9.5pt" style:font-name-asian="Cascadia Mono" style:font-size-asian="9.5pt" style:font-name-complex="Cascadia Mono" style:font-size-complex="9.5pt"/>
    </style:style>
    <style:style style:name="P18" style:family="paragraph">
      <style:paragraph-properties fo:margin-left="0cm" fo:margin-right="0cm" fo:text-align="center" fo:text-indent="0cm" style:text-autospace="ideograph-alpha"/>
      <style:text-properties fo:color="#2a6099" loext:opacity="100%" style:font-name="Noto Sans1" fo:font-size="8pt" fo:font-weight="bold" style:letter-kerning="true" style:font-name-asian="Microsoft YaHei" style:font-size-asian="8pt" style:font-weight-asian="bold" style:font-name-complex="Arial" style:font-size-complex="8pt" style:font-weight-complex="bold"/>
    </style:style>
    <style:style style:name="P19" style:family="paragraph">
      <loext:graphic-properties draw:fill="none"/>
      <style:paragraph-properties fo:margin-left="0cm" fo:margin-right="0cm" fo:text-align="center" fo:text-indent="0cm" style:text-autospace="ideograph-alpha"/>
      <style:text-properties fo:color="#2a6099" loext:opacity="100%" style:font-name="Noto Sans1" fo:font-size="8pt" fo:font-weight="bold" style:letter-kerning="true" style:font-name-asian="Microsoft YaHei" style:font-size-asian="8pt" style:font-weight-asian="bold" style:font-name-complex="Arial" style:font-size-complex="8pt" style:font-weight-complex="bold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4pt" fo:background-color="transparen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2a6099" loext:opacity="100%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.9cm" svg:height="4.685cm" svg:x="10.43cm" svg:y="1cm">
          <text:p text:style-name="P1"><text:span text:style-name="T1">ns(FreeDiceCupViMo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9cm" svg:height="9.2cm" svg:x="10.4cm" svg:y="6.1cm">
          <text:p text:style-name="P1"><text:span text:style-name="T1">ns(ViewModel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9cm" svg:height="3.2cm" svg:x="1cm" svg:y="12.1cm">
          <text:p text:style-name="P1"><text:span text:style-name="T1">ns(GameData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cm" svg:height="10.9cm" svg:x="1cm" svg:y="1cm">
          <text:p text:style-name="P1"><text:span text:style-name="T1">ns(RollLogic)</text:span></text:p>
          <draw:enhanced-geometry svg:viewBox="0 0 21600 21600" draw:type="rectangle" draw:enhanced-path="M 0 0 L 21600 0 21600 21600 0 21600 0 0 Z N"/>
        </draw:custom-shape>
        <draw:frame draw:style-name="gr5" draw:text-style-name="P4" xml:id="id4" draw:id="id4" draw:layer="layout" svg:width="3.465cm" svg:height="0.924cm" svg:x="6.218cm" svg:y="9.735cm">
          <draw:text-box>
            <text:p text:style-name="P3"><text:span text:style-name="T2">CheckBaseM</text:span></text:p>
          </draw:text-box>
        </draw:frame>
        <draw:frame draw:style-name="gr6" draw:text-style-name="P4" draw:layer="layout" svg:width="5.37cm" svg:height="0.924cm" svg:x="10.754cm" svg:y="9.738cm">
          <draw:text-box>
            <text:p text:style-name="P3"><text:span text:style-name="T2">RollCheckResultViMo</text:span></text:p>
          </draw:text-box>
        </draw:frame>
        <draw:frame draw:style-name="gr7" draw:text-style-name="P4" draw:layer="layout" svg:width="3.973cm" svg:height="0.924cm" svg:x="12.235cm" svg:y="4.4cm">
          <draw:text-box>
            <text:p text:style-name="P3"><text:span text:style-name="T2">RollResultViMo</text:span></text:p>
          </draw:text-box>
        </draw:frame>
        <draw:frame draw:style-name="gr8" draw:text-style-name="P4" xml:id="id3" draw:id="id3" draw:layer="layout" svg:width="1.984cm" svg:height="0.924cm" svg:x="7.699cm" svg:y="4.341cm">
          <draw:text-box>
            <text:p text:style-name="P3"><text:span text:style-name="T2">IRollM</text:span></text:p>
          </draw:text-box>
        </draw:frame>
        <draw:custom-shape draw:style-name="gr9" draw:text-style-name="P5" draw:layer="layout" svg:width="0.4cm" svg:height="1cm" draw:transform="rotate (-3.14159265358979) translate (16.6cm 3.1cm)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0" draw:text-style-name="P6" xml:id="id1" draw:id="id1" draw:layer="layout" svg:width="1.586cm" svg:height="0.924cm" svg:x="21.289cm" svg:y="9.694cm">
          <draw:text-box>
            <text:p><text:span text:style-name="T3">View</text:span></text:p>
          </draw:text-box>
        </draw:frame>
        <draw:frame draw:style-name="gr11" draw:text-style-name="P6" draw:layer="layout" svg:width="3.719cm" svg:height="0.924cm" svg:x="21.289cm" svg:y="3.194cm">
          <draw:text-box>
            <text:p><text:span text:style-name="T3">View: FreeRoll</text:span></text:p>
          </draw:text-box>
        </draw:frame>
        <draw:custom-shape draw:style-name="gr12" draw:text-style-name="P8" xml:id="id2" draw:id="id2" draw:layer="layout" svg:width="5.4cm" svg:height="1cm" svg:x="10.735cm" svg:y="7.1cm">
          <text:p text:style-name="P7"><text:span text:style-name="T3">IRollHandlerViMo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22.082cm" svg:y1="9.694cm" svg:x2="16.135cm" svg:y2="7.6cm" draw:start-shape="id1" draw:start-glue-point="0" draw:end-shape="id2" draw:end-glue-point="1" svg:d="M22082 9694v-2094h-5947" svg:viewBox="0 0 5948 2095">
          <text:p/>
        </draw:connector>
        <draw:frame draw:style-name="gr14" draw:text-style-name="P6" draw:layer="layout" svg:width="2.394cm" svg:height="0.924cm" svg:x="18.335cm" svg:y="6.894cm">
          <draw:text-box>
            <text:p><text:span text:style-name="T3">Request</text:span></text:p>
          </draw:text-box>
        </draw:frame>
        <draw:custom-shape draw:style-name="gr12" draw:text-style-name="P8" draw:layer="layout" svg:width="5.4cm" svg:height="1cm" svg:x="10.735cm" svg:y="2.1cm">
          <text:p text:style-name="P7"><text:span text:style-name="T3">DiceCupHolderViMo</text:span></text:p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0.768cm" svg:height="0.577cm" svg:x="10.701cm" svg:y="3.1cm">
          <draw:text-box>
            <text:p><text:span text:style-name="T4">List</text:span></text:p>
          </draw:text-box>
        </draw:frame>
        <draw:frame draw:style-name="gr16" draw:text-style-name="P9" draw:layer="layout" svg:width="1.581cm" svg:height="0.577cm" svg:x="10.701cm" svg:y="8.125cm">
          <draw:text-box>
            <text:p><text:span text:style-name="T4">Factory</text:span></text:p>
          </draw:text-box>
        </draw:frame>
        <draw:line draw:style-name="gr17" draw:text-style-name="P5" draw:layer="layout" svg:x1="1.5cm" svg:y1="6.1cm" svg:x2="29.2cm" svg:y2="6.1cm">
          <text:p/>
        </draw:line>
        <draw:line draw:style-name="gr17" draw:text-style-name="P5" draw:layer="layout" svg:x1="1.5cm" svg:y1="18.4cm" svg:x2="29.2cm" svg:y2="18.4cm">
          <text:p/>
        </draw:line>
        <draw:custom-shape draw:style-name="gr12" draw:text-style-name="P8" xml:id="id8" draw:id="id8" draw:layer="layout" svg:width="5.4cm" svg:height="1cm" svg:x="10.735cm" svg:y="13.1cm">
          <text:p text:style-name="P7"><text:span text:style-name="T3">TheHeroViMo</text:span></text:p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.518cm" svg:height="0.577cm" svg:x="12.535cm" svg:y="8.125cm">
          <draw:text-box>
            <text:p><text:span text:style-name="T4">Service</text:span></text:p>
          </draw:text-box>
        </draw:frame>
        <draw:custom-shape draw:style-name="gr12" draw:text-style-name="P8" xml:id="id9" draw:id="id9" draw:layer="layout" svg:width="5.4cm" svg:height="1cm" svg:x="4.1cm" svg:y="13.1cm">
          <text:p text:style-name="P7"><text:span text:style-name="T3">IGameDataService</text:span></text:p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.518cm" svg:height="0.577cm" svg:x="5.9cm" svg:y="14.1cm">
          <draw:text-box>
            <text:p><text:span text:style-name="T4">Service</text:span></text:p>
          </draw:text-box>
        </draw:frame>
        <draw:frame draw:style-name="gr18" draw:text-style-name="P9" draw:layer="layout" svg:width="1.518cm" svg:height="0.577cm" svg:x="12.535cm" svg:y="14.125cm">
          <draw:text-box>
            <text:p><text:span text:style-name="T4">Service</text:span></text:p>
          </draw:text-box>
        </draw:frame>
        <draw:frame draw:style-name="gr19" draw:text-style-name="P4" xml:id="id5" draw:id="id5" draw:layer="layout" svg:width="4.028cm" svg:height="0.924cm" svg:x="0.972cm" svg:y="8.735cm">
          <draw:text-box>
            <text:p text:style-name="P3"><text:span text:style-name="T2">ICheckModifier</text:span></text:p>
          </draw:text-box>
        </draw:frame>
        <draw:connector draw:style-name="gr20" draw:text-style-name="P10" draw:layer="layout" svg:x1="8.691cm" svg:y1="5.265cm" svg:x2="7.95cm" svg:y2="9.735cm" draw:start-shape="id3" draw:start-glue-point="2" draw:end-shape="id4" draw:end-glue-point="0" svg:d="M8691 5265v2235h-741v2235" svg:viewBox="0 0 742 4471">
          <text:p/>
        </draw:connector>
        <draw:connector draw:style-name="gr20" draw:text-style-name="P10" draw:layer="layout" svg:x1="6.218cm" svg:y1="10.197cm" svg:x2="5cm" svg:y2="9.197cm" draw:start-shape="id4" draw:start-glue-point="3" draw:end-shape="id5" draw:end-glue-point="1" svg:d="M6218 10197h-609v-1000h-609" svg:viewBox="0 0 1219 1001">
          <text:p/>
        </draw:connector>
        <draw:frame draw:style-name="gr21" draw:text-style-name="P4" xml:id="id6" draw:id="id6" draw:layer="layout" svg:width="4.215cm" svg:height="0.924cm" svg:x="0.785cm" svg:y="9.735cm">
          <draw:text-box>
            <text:p text:style-name="P3"><text:span text:style-name="T2">EntryConditions</text:span></text:p>
          </draw:text-box>
        </draw:frame>
        <draw:connector draw:style-name="gr20" draw:text-style-name="P10" draw:layer="layout" svg:x1="6.218cm" svg:y1="10.197cm" svg:x2="5cm" svg:y2="10.197cm" draw:start-shape="id4" draw:start-glue-point="3" draw:end-shape="id6" draw:end-glue-point="1" svg:d="M6218 10197h-1218" svg:viewBox="0 0 1219 1">
          <text:p/>
        </draw:connector>
        <draw:custom-shape draw:style-name="gr22" draw:text-style-name="P5" draw:layer="layout" svg:width="0.4cm" svg:height="3.1cm" draw:transform="rotate (-3.14159265358979) translate (10.3cm 15.2cm)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9" draw:text-style-name="P5" draw:layer="layout" svg:width="0.4cm" svg:height="1cm" draw:transform="rotate (-3.14159265358979) translate (16.5cm 8.1cm)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23" draw:text-style-name="P11" draw:layer="layout" svg:width="3.08cm" svg:height="0.924cm" svg:x="4.481cm" svg:y="2.194cm">
          <draw:text-box>
            <text:p text:style-name="P3"><text:span text:style-name="T2">RollMerger</text:span></text:p>
          </draw:text-box>
        </draw:frame>
        <draw:frame draw:style-name="gr24" draw:text-style-name="P4" xml:id="id7" draw:id="id7" draw:layer="layout" svg:width="3.368cm" svg:height="0.924cm" svg:x="1.851cm" svg:y="4.4cm">
          <draw:text-box>
            <text:p text:style-name="P3"><text:span text:style-name="T2">IRandomNG</text:span></text:p>
          </draw:text-box>
        </draw:frame>
        <draw:connector draw:style-name="gr20" draw:text-style-name="P10" draw:layer="layout" svg:x1="8.731cm" svg:y1="5.206cm" svg:x2="7.959cm" svg:y2="9.794cm" svg:d="M8731 5206v2294h-772v2294" svg:viewBox="0 0 773 4589">
          <text:p/>
        </draw:connector>
        <draw:connector draw:style-name="gr20" draw:text-style-name="P10" draw:layer="layout" svg:x1="7.699cm" svg:y1="4.803cm" svg:x2="5.219cm" svg:y2="4.862cm" draw:start-shape="id3" draw:start-glue-point="3" draw:end-shape="id7" svg:d="M7699 4803h-1240v59h-1240" svg:viewBox="0 0 2481 60">
          <text:p/>
        </draw:connector>
        <draw:custom-shape draw:style-name="gr9" draw:text-style-name="P5" draw:layer="layout" svg:width="0.4cm" svg:height="1cm" draw:transform="rotate (-3.14159265358979) translate (11.1cm 5.3cm)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9" draw:text-style-name="P5" draw:layer="layout" svg:width="0.4cm" svg:height="1cm" draw:transform="rotate (-3.14159265358979) translate (11.1cm 10.6cm)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onnector draw:style-name="gr20" draw:text-style-name="P10" draw:layer="layout" svg:x1="10.735cm" svg:y1="13.6cm" svg:x2="9.5cm" svg:y2="13.6cm" draw:start-shape="id8" draw:start-glue-point="3" draw:end-shape="id9" draw:end-glue-point="1" svg:d="M10735 13600h-1235" svg:viewBox="0 0 1236 1">
          <text:p/>
        </draw:connector>
        <draw:custom-shape draw:style-name="gr9" draw:text-style-name="P5" draw:layer="layout" svg:width="0.4cm" svg:height="1cm" draw:transform="rotate (-3.14159265358979) translate (16.6cm 5.3cm)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9" draw:text-style-name="P5" draw:layer="layout" svg:width="0.4cm" svg:height="1cm" draw:transform="rotate (-3.14159265358979) translate (16.6cm 10.6cm)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25" draw:text-style-name="P12" draw:layer="layout" svg:width="2.962cm" svg:height="0.924cm" svg:x="1cm" svg:y="18.8cm">
          <draw:text-box>
            <text:p text:style-name="P3"><text:span text:style-name="T5">EueuqMax</text:span></text:p>
          </draw:text-box>
        </draw:frame>
      </draw:page>
      <draw:page draw:name="page2" draw:style-name="dp1" draw:master-page-name="Standard">
        <draw:custom-shape draw:style-name="gr26" draw:text-style-name="P13" draw:layer="layout" svg:width="23cm" svg:height="16.5cm" svg:x="3cm" svg:y="1cm">
          <text:p text:style-name="P1"><text:span text:style-name="T1">RollCheckM (CheckBaseM)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6.7cm" svg:height="10.4cm" svg:x="6.15cm" svg:y="1.2cm">
          <text:p text:style-name="P1"><text:span text:style-name="T1">RollCheckM (CheckBaseM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xml:id="id10" draw:id="id10" draw:layer="layout" svg:width="11.5cm" svg:height="4.5cm" svg:x="8.75cm" svg:y="1.4cm">
          <text:p text:style-name="P1"><text:span text:style-name="T1">IRollM</text:span></text:p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6.718cm" svg:height="0.827cm" svg:x="11.141cm" svg:y="6.075cm">
          <draw:text-box>
            <text:p text:style-name="P10"><text:span text:style-name="T1">RollCheckM (CheckBaseM)</text:span></text:p>
          </draw:text-box>
        </draw:frame>
        <draw:frame draw:style-name="gr29" draw:text-style-name="P5" draw:layer="layout" svg:width="6.718cm" svg:height="0.827cm" svg:x="11.141cm" svg:y="11.9cm">
          <draw:text-box>
            <text:p text:style-name="P10"><text:span text:style-name="T1">RollCheckResultViMo</text:span></text:p>
          </draw:text-box>
        </draw:frame>
        <draw:custom-shape draw:style-name="gr30" draw:text-style-name="P14" draw:layer="layout" svg:width="7.4cm" svg:height="1.1cm" svg:x="10.8cm" svg:y="17.7cm">
          <text:p/>
          <draw:enhanced-geometry svg:viewBox="0 0 21600 21600" draw:text-areas="?f0 0 ?f2 ?f5" draw:type="down-arrow" draw:modifiers="9338.41961852861 5378.8406972030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5" draw:layer="layout" svg:width="6.718cm" svg:height="0.827cm" svg:x="11.141cm" svg:y="19.075cm">
          <draw:text-box>
            <text:p text:style-name="P10"><text:span text:style-name="T1">View</text:span></text:p>
          </draw:text-box>
        </draw:frame>
        <draw:frame draw:style-name="gr31" draw:text-style-name="P15" draw:layer="layout" svg:width="2.508cm" svg:height="1.979cm" svg:x="3.192cm" svg:y="15.321cm">
          <draw:text-box>
            <text:p text:style-name="P10"><text:span text:style-name="T6">Effective attribute values</text:span></text:p>
          </draw:text-box>
        </draw:frame>
        <draw:frame draw:style-name="gr31" draw:text-style-name="P15" draw:layer="layout" svg:width="2.508cm" svg:height="1.403cm" svg:x="5.792cm" svg:y="15.321cm">
          <draw:text-box>
            <text:p text:style-name="P10"><text:span text:style-name="T6">Attribute labels</text:span></text:p>
          </draw:text-box>
        </draw:frame>
        <draw:frame draw:style-name="gr31" draw:text-style-name="P15" draw:layer="layout" svg:width="2.508cm" svg:height="1.403cm" svg:x="8.392cm" svg:y="15.321cm">
          <draw:text-box>
            <text:p text:style-name="P10"><text:span text:style-name="T6">Rolled dice</text:span></text:p>
          </draw:text-box>
        </draw:frame>
        <draw:frame draw:style-name="gr31" draw:text-style-name="P15" draw:layer="layout" svg:width="2.508cm" svg:height="1.403cm" svg:x="10.992cm" svg:y="15.321cm">
          <draw:text-box>
            <text:p text:style-name="P10"><text:span text:style-name="T6">Modifier summary</text:span></text:p>
          </draw:text-box>
        </draw:frame>
        <draw:frame draw:style-name="gr31" draw:text-style-name="P15" xml:id="id11" draw:id="id11" draw:layer="layout" svg:width="2.508cm" svg:height="0.827cm" svg:x="6.3cm" svg:y="9.997cm">
          <draw:text-box>
            <text:p text:style-name="P10"><text:span text:style-name="T6">Roll</text:span></text:p>
          </draw:text-box>
        </draw:frame>
        <draw:frame draw:style-name="gr31" draw:text-style-name="P15" draw:layer="layout" svg:width="2.508cm" svg:height="1.403cm" svg:x="8.9cm" svg:y="9.997cm">
          <draw:text-box>
            <text:p text:style-name="P10"><text:span text:style-name="T6">Modified Roll</text:span></text:p>
          </draw:text-box>
        </draw:frame>
        <draw:connector draw:style-name="gr32" draw:text-style-name="P5" draw:layer="layout" svg:x1="8.75cm" svg:y1="3.65cm" svg:x2="7.554cm" svg:y2="9.997cm" draw:start-shape="id10" draw:start-glue-point="3" draw:end-shape="id11" draw:end-glue-point="0" svg:d="M8750 3650h-1196v6347" svg:viewBox="0 0 1197 6348">
          <text:p/>
        </draw:connector>
        <draw:frame draw:style-name="gr33" draw:text-style-name="P5" draw:layer="layout" svg:width="2.118cm" svg:height="0.641cm" svg:x="9.082cm" svg:y="9.5cm">
          <draw:text-box>
            <text:p text:style-name="P10"><text:span text:style-name="T7">int[]</text:span></text:p>
          </draw:text-box>
        </draw:frame>
        <draw:frame draw:style-name="gr31" draw:text-style-name="P15" draw:layer="layout" svg:width="2.508cm" svg:height="0.827cm" svg:x="11.792cm" svg:y="9.997cm">
          <draw:text-box>
            <text:p text:style-name="P10"><text:span text:style-name="T6">Modifier</text:span></text:p>
          </draw:text-box>
        </draw:frame>
        <draw:frame draw:style-name="gr34" draw:text-style-name="P5" draw:layer="layout" svg:width="2.7cm" svg:height="0.641cm" svg:x="11.7cm" svg:y="9.5cm">
          <draw:text-box>
            <text:p text:style-name="P10"><text:span text:style-name="T7">ICheckModifier</text:span></text:p>
          </draw:text-box>
        </draw:frame>
        <draw:frame draw:style-name="gr35" draw:text-style-name="P16" draw:layer="layout" svg:width="3.88cm" svg:height="1.115cm" svg:x="0.966cm" svg:y="1.001cm">
          <draw:text-box>
            <text:p>Roll Checks</text:p>
          </draw:text-box>
        </draw:frame>
        <draw:frame draw:style-name="gr36" draw:text-style-name="P17" draw:layer="layout" svg:width="2.823cm" svg:height="0.641cm" svg:x="16.977cm" svg:y="5.059cm">
          <draw:text-box>
            <text:p text:style-name="P10"><text:span text:style-name="T7">IEntryCondition</text:span></text:p>
          </draw:text-box>
        </draw:frame>
        <draw:frame draw:style-name="gr37" draw:text-style-name="P19" draw:layer="layout" svg:width="2.06cm" svg:height="0.391cm" svg:x="9.44cm" svg:y="5.209cm">
          <draw:text-box>
            <text:p text:style-name="P18">DieCount</text:p>
          </draw:text-box>
        </draw:frame>
        <draw:frame draw:style-name="gr38" draw:text-style-name="P17" draw:layer="layout" svg:width="1.476cm" svg:height="0.391cm" svg:x="11.924cm" svg:y="5.209cm">
          <draw:text-box>
            <text:p text:style-name="P10"><text:span text:style-name="T7">int[] Sides</text:span></text:p>
          </draw:text-box>
        </draw:frame>
        <draw:frame draw:style-name="gr36" draw:text-style-name="P17" draw:layer="layout" svg:width="1.67cm" svg:height="0.641cm" svg:x="15.03cm" svg:y="5.059cm">
          <draw:text-box>
            <text:p text:style-name="P10"><text:span text:style-name="T7">Roll()</text:span></text:p>
          </draw:text-box>
        </draw:frame>
      </draw:page>
      <draw:page draw:name="page3" draw:style-name="dp1" draw:master-page-name="Standard">
        <draw:custom-shape draw:style-name="gr39" draw:text-style-name="P13" xml:id="id13" draw:id="id13" draw:layer="layout" svg:width="11.4cm" svg:height="9.8cm" svg:x="8.8cm" svg:y="7.7cm">
          <text:p text:style-name="P1"><text:span text:style-name="T1">RollResultViMo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12" draw:id="id12" draw:layer="layout" svg:width="11.5cm" svg:height="4.5cm" svg:x="8.75cm" svg:y="1.4cm">
          <text:p text:style-name="P1"><text:span text:style-name="T1">IRollM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7.4cm" svg:height="1.1cm" svg:x="10.8cm" svg:y="17.7cm">
          <text:p/>
          <draw:enhanced-geometry svg:viewBox="0 0 21600 21600" draw:text-areas="?f0 0 ?f2 ?f5" draw:type="down-arrow" draw:modifiers="9338.41961852861 5378.8406972030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5" draw:layer="layout" svg:width="6.718cm" svg:height="0.827cm" svg:x="11.141cm" svg:y="19.075cm">
          <draw:text-box>
            <text:p text:style-name="P10"><text:span text:style-name="T1">View</text:span></text:p>
          </draw:text-box>
        </draw:frame>
        <draw:frame draw:style-name="gr35" draw:text-style-name="P16" draw:layer="layout" svg:width="3.635cm" svg:height="1.115cm" svg:x="0.966cm" svg:y="1.001cm">
          <draw:text-box>
            <text:p>Free Rolls</text:p>
          </draw:text-box>
        </draw:frame>
        <draw:connector draw:style-name="gr42" draw:text-style-name="P5" draw:layer="layout" svg:x1="14.5cm" svg:y1="5.9cm" svg:x2="14.5cm" svg:y2="7.7cm" draw:start-shape="id12" draw:start-glue-point="2" draw:end-shape="id13" draw:end-glue-point="0" svg:d="M14500 5900v1800" svg:viewBox="0 0 1 1801">
          <text:p/>
        </draw:connector>
      </draw:page>
      <draw:page draw:name="page4" draw:style-name="dp1" draw:master-page-name="Standard">
        <draw:frame draw:style-name="gr35" draw:text-style-name="P21" draw:layer="layout" svg:width="3.935cm" svg:height="1.115cm" svg:x="0.965cm" svg:y="1cm">
          <draw:text-box>
            <text:p text:style-name="P20">Inheritanc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/>
    <style:font-face style:name="Bahnschrift Light2" svg:font-family="'Bahnschrift Light'" style:font-family-generic="roman" style:font-pitch="variable"/>
    <style:font-face style:name="Bahnschrift Light1" svg:font-family="'Bahnschrift Light'" style:font-adornments="Leic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adornments="Leicht" style:font-family-generic="swiss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Noto Sans1" svg:font-family="'Noto Sans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Standard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Bahnschrift Light" fo:font-family="'Bahnschrift Light'" style:font-style-name="Leicht" style:font-family-generic="swiss" style:font-pitch="variable" fo:font-weight="250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an Seifert</meta:initial-creator>
    <meta:creation-date>2022-01-09T17:13:46.786000000</meta:creation-date>
    <dc:date>2022-01-10T21:20:14.819000000</dc:date>
    <dc:creator>Jan Seifert</dc:creator>
    <meta:editing-duration>PT10H22M20S</meta:editing-duration>
    <meta:editing-cycles>52</meta:editing-cycles>
    <meta:generator>LibreOffice/7.1.6.2$Windows_X86_64 LibreOffice_project/0e133318fcee89abacd6a7d077e292f1145735c3</meta:generator>
    <meta:document-statistic meta:object-count="70"/>
  </office:meta>
</office:document-meta>
</file>